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97.86pt" svg:y="262.77pt">
            <loext:p draw:notify-on-update-of-ranges="Sheet1.A1:Sheet1.A1 Sheet1.A2:Sheet1.A7 Sheet1.B1:Sheet1.B1 Sheet1.B2:Sheet1.B7 Sheet1.A1:Sheet1.A1 Sheet1.A2:Sheet1.A7 Sheet1.C1:Sheet1.C1 Sheet1.C2:Sheet1.C7 Sheet1.A1:Sheet1.A1 Sheet1.A2:Sheet1.A7 Sheet1.D1:Sheet1.D1 Sheet1.D2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3 Threads (no parallel merge)</text:p>
          </table:table-cell>
          <table:table-cell office:value-type="string" calcext:value-type="string">
            <text:p>3 Threads (parallel merge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2.400452" calcext:value-type="float">
            <text:p>62.400452</text:p>
          </table:table-cell>
          <table:table-cell office:value-type="float" office:value="40.978363" calcext:value-type="float">
            <text:p>40.978363</text:p>
          </table:table-cell>
          <table:table-cell office:value-type="float" office:value="38.917145" calcext:value-type="float">
            <text:p>38.917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3.900543" calcext:value-type="float">
            <text:p>43.900543</text:p>
          </table:table-cell>
          <table:table-cell office:value-type="float" office:value="36.522057" calcext:value-type="float">
            <text:p>36.522057</text:p>
          </table:table-cell>
          <table:table-cell office:value-type="float" office:value="35.536877" calcext:value-type="float">
            <text:p>35.536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.486353" calcext:value-type="float">
            <text:p>28.486353</text:p>
          </table:table-cell>
          <table:table-cell office:value-type="float" office:value="24.232319" calcext:value-type="float">
            <text:p>24.232319</text:p>
          </table:table-cell>
          <table:table-cell office:value-type="float" office:value="23.798838" calcext:value-type="float">
            <text:p>23.7988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.343071" calcext:value-type="float">
            <text:p>29.343071</text:p>
          </table:table-cell>
          <table:table-cell office:value-type="float" office:value="27.784653" calcext:value-type="float">
            <text:p>27.784653</text:p>
          </table:table-cell>
          <table:table-cell office:value-type="float" office:value="28.989902" calcext:value-type="float">
            <text:p>28.98990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3.778267" calcext:value-type="float">
            <text:p>43.778267</text:p>
          </table:table-cell>
          <table:table-cell office:value-type="float" office:value="40.640163" calcext:value-type="float">
            <text:p>40.640163</text:p>
          </table:table-cell>
          <table:table-cell office:value-type="float" office:value="39.252258" calcext:value-type="float">
            <text:p>39.25225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5.356239" calcext:value-type="float">
            <text:p>55.356239</text:p>
          </table:table-cell>
          <table:table-cell office:value-type="float" office:value="52.424168" calcext:value-type="float">
            <text:p>52.424168</text:p>
          </table:table-cell>
          <table:table-cell office:value-type="float" office:value="52.540817" calcext:value-type="float">
            <text:p>52.540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03:32:12.748913131</meta:creation-date>
    <dc:date>2017-02-25T03:38:12.543504540</dc:date>
    <meta:editing-duration>PT5M59S</meta:editing-duration>
    <meta:editing-cycles>1</meta:editing-cycles>
    <meta:document-statistic meta:table-count="1" meta:cell-count="28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29cm" svg:y="0.316cm" chart:style-name="ch2">
          <text:p>Parallel vs Single Threaded Merge</text:p>
        </chart:title>
        <chart:legend chart:legend-position="end" svg:x="10.209cm" svg:y="3.705cm" style:legend-expansion="high" chart:style-name="ch3"/>
        <chart:plot-area chart:style-name="ch4" table:cell-range-address="Sheet1.A1:Sheet1.D7" chart:data-source-has-labels="row" svg:x="1.33cm" svg:y="1.275cm" svg:width="8.56cm" svg:height="6.569cm">
          <chartooo:coordinate-region svg:x="1.951cm" svg:y="1.474cm" svg:width="7.474cm" svg:height="5.723cm"/>
          <chart:axis chart:dimension="x" chart:name="primary-x" chart:style-name="ch5">
            <chart:title svg:x="4.772cm" svg:y="8.024cm" chart:style-name="ch6">
              <text:p>N (# floats)</text:p>
            </chart:title>
          </chart:axis>
          <chart:axis chart:dimension="y" chart:name="primary-y" chart:style-name="ch7">
            <chart:title svg:x="0.451cm" svg:y="6.64cm" chart:style-name="ch8">
              <text:p>Normalized Runtime (ns/op)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1" chart:values-cell-range-address="Sheet1.C2:Sheet1.C7" chart:label-cell-address="Sheet1.C1:Sheet1.C1" chart:class="chart:scatter">
            <chart:data-point chart:repeated="6"/>
          </chart:series>
          <chart:series chart:style-name="ch12" chart:values-cell-range-address="Sheet1.D2:Sheet1.D7" chart:label-cell-address="Sheet1.D1:Sheet1.D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</text:p>
                <draw:g>
                  <svg:desc>Sheet1.B1:Sheet1.B1</svg:desc>
                </draw:g>
              </table:table-cell>
              <table:table-cell office:value-type="string">
                <text:p>3 Threads (no parallel merge)</text:p>
                <draw:g>
                  <svg:desc>Sheet1.C1:Sheet1.C1</svg:desc>
                </draw:g>
              </table:table-cell>
              <table:table-cell office:value-type="string">
                <text:p>3 Threads (parallel merge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2:Sheet1.A7</svg:desc>
                </draw:g>
              </table:table-cell>
              <table:table-cell office:value-type="float" office:value="62.400452">
                <text:p>62.400452</text:p>
                <draw:g>
                  <svg:desc>Sheet1.B2:Sheet1.B7</svg:desc>
                </draw:g>
              </table:table-cell>
              <table:table-cell office:value-type="float" office:value="40.978363">
                <text:p>40.978363</text:p>
                <draw:g>
                  <svg:desc>Sheet1.C2:Sheet1.C7</svg:desc>
                </draw:g>
              </table:table-cell>
              <table:table-cell office:value-type="float" office:value="38.917145">
                <text:p>38.917145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43.900543">
                <text:p>43.900543</text:p>
              </table:table-cell>
              <table:table-cell office:value-type="float" office:value="36.522057">
                <text:p>36.522057</text:p>
              </table:table-cell>
              <table:table-cell office:value-type="float" office:value="35.536877">
                <text:p>35.536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28.486353">
                <text:p>28.486353</text:p>
              </table:table-cell>
              <table:table-cell office:value-type="float" office:value="24.232319">
                <text:p>24.232319</text:p>
              </table:table-cell>
              <table:table-cell office:value-type="float" office:value="23.798838">
                <text:p>23.798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29.343071">
                <text:p>29.343071</text:p>
              </table:table-cell>
              <table:table-cell office:value-type="float" office:value="27.784653">
                <text:p>27.784653</text:p>
              </table:table-cell>
              <table:table-cell office:value-type="float" office:value="28.989902">
                <text:p>28.989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43.778267">
                <text:p>43.778267</text:p>
              </table:table-cell>
              <table:table-cell office:value-type="float" office:value="40.640163">
                <text:p>40.640163</text:p>
              </table:table-cell>
              <table:table-cell office:value-type="float" office:value="39.252258">
                <text:p>39.252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55.356239">
                <text:p>55.356239</text:p>
              </table:table-cell>
              <table:table-cell office:value-type="float" office:value="52.424168">
                <text:p>52.424168</text:p>
              </table:table-cell>
              <table:table-cell office:value-type="float" office:value="52.540817">
                <text:p>52.540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